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aab2" officeooo:paragraph-rsid="0015aab2"/>
    </style:style>
    <style:style style:name="P2" style:family="paragraph" style:parent-style-name="Standard">
      <style:text-properties officeooo:rsid="0015c4f8" officeooo:paragraph-rsid="00161b24"/>
    </style:style>
    <style:style style:name="P3" style:family="paragraph" style:parent-style-name="Standard">
      <style:text-properties officeooo:rsid="0015c4f8" officeooo:paragraph-rsid="001680b1"/>
    </style:style>
    <style:style style:name="P4" style:family="paragraph" style:parent-style-name="Standard">
      <style:text-properties officeooo:paragraph-rsid="00161b24"/>
    </style:style>
    <style:style style:name="P5" style:family="paragraph" style:parent-style-name="Standard">
      <style:text-properties fo:font-size="12pt" fo:font-weight="bold" officeooo:rsid="000b731c" officeooo:paragraph-rsid="001680b1" style:font-size-asian="10.5pt"/>
    </style:style>
    <style:style style:name="P6" style:family="paragraph" style:parent-style-name="Standard">
      <style:text-properties fo:font-size="12pt" fo:font-weight="bold" officeooo:rsid="00092f25" officeooo:paragraph-rsid="001680b1" style:font-size-asian="10.5pt"/>
    </style:style>
    <style:style style:name="P7" style:family="paragraph" style:parent-style-name="Standard">
      <style:text-properties officeooo:rsid="00092f25" officeooo:paragraph-rsid="001680b1"/>
    </style:style>
    <style:style style:name="P8" style:family="paragraph" style:parent-style-name="Standard">
      <style:text-properties officeooo:paragraph-rsid="001680b1"/>
    </style:style>
    <style:style style:name="P9" style:family="paragraph" style:parent-style-name="Standard">
      <style:text-properties fo:font-weight="bold" officeooo:paragraph-rsid="001680b1" style:font-size-asian="10.5pt"/>
    </style:style>
    <style:style style:name="T1" style:family="text">
      <style:text-properties style:text-position="super 58%"/>
    </style:style>
    <style:style style:name="T2" style:family="text">
      <style:text-properties style:text-position="super 58%" officeooo:rsid="0015c4f8"/>
    </style:style>
    <style:style style:name="T3" style:family="text">
      <style:text-properties style:text-position="super 58%" officeooo:rsid="000b731c"/>
    </style:style>
    <style:style style:name="T4" style:family="text">
      <style:text-properties style:text-position="super 58%" style:font-name="Liberation Serif1" fo:font-size="12pt" officeooo:rsid="000c75b5" style:font-size-asian="10.5pt"/>
    </style:style>
    <style:style style:name="T5" style:family="text">
      <style:text-properties style:text-position="super 58%" style:font-name="Liberation Serif1" fo:font-size="12pt" officeooo:rsid="00105a71" style:font-size-asian="10.5pt"/>
    </style:style>
    <style:style style:name="T6" style:family="text">
      <style:text-properties style:text-position="super 58%" style:font-name="Liberation Serif1" fo:font-size="12pt" officeooo:rsid="001263e6" style:font-size-asian="10.5pt"/>
    </style:style>
    <style:style style:name="T7" style:family="text">
      <style:text-properties style:text-position="super 58%" style:font-name="Liberation Serif1" fo:font-size="12pt" officeooo:rsid="0010a577" style:font-size-asian="10.5pt"/>
    </style:style>
    <style:style style:name="T8" style:family="text">
      <style:text-properties style:text-position="super 58%" style:font-name="Liberation Serif1" fo:font-size="12pt" officeooo:rsid="000e71d7" style:font-size-asian="10.5pt"/>
    </style:style>
    <style:style style:name="T9" style:family="text">
      <style:text-properties style:text-position="super 58%" officeooo:rsid="0013486b"/>
    </style:style>
    <style:style style:name="T10" style:family="text">
      <style:text-properties style:text-position="super 58%" officeooo:rsid="000c75b5"/>
    </style:style>
    <style:style style:name="T11" style:family="text">
      <style:text-properties style:text-position="super 58%" officeooo:rsid="001680b1"/>
    </style:style>
    <style:style style:name="T12" style:family="text">
      <style:text-properties style:text-position="0% 100%"/>
    </style:style>
    <style:style style:name="T13" style:family="text">
      <style:text-properties officeooo:rsid="0015c4f8"/>
    </style:style>
    <style:style style:name="T14" style:family="text">
      <style:text-properties officeooo:rsid="000c75b5"/>
    </style:style>
    <style:style style:name="T15" style:family="text">
      <style:text-properties officeooo:rsid="000b731c"/>
    </style:style>
    <style:style style:name="T16" style:family="text">
      <style:text-properties officeooo:rsid="0013486b"/>
    </style:style>
    <style:style style:name="T17" style:family="text">
      <style:text-properties style:font-name="Liberation Serif1" fo:font-size="12pt" style:font-size-asian="10.5pt"/>
    </style:style>
    <style:style style:name="T18" style:family="text">
      <style:text-properties style:font-name="Liberation Serif1" fo:font-size="12pt" officeooo:rsid="000c75b5" style:font-size-asian="10.5pt"/>
    </style:style>
    <style:style style:name="T19" style:family="text">
      <style:text-properties style:font-name="Liberation Serif1" fo:font-size="12pt" officeooo:rsid="0013486b" style:font-size-asian="10.5pt"/>
    </style:style>
    <style:style style:name="T20" style:family="text">
      <style:text-properties style:font-name="Liberation Serif1" fo:font-size="12pt" officeooo:rsid="000e71d7" style:font-size-asian="10.5pt"/>
    </style:style>
    <style:style style:name="T21" style:family="text">
      <style:text-properties style:font-name="Liberation Serif1" fo:font-size="12pt" officeooo:rsid="0010a577" style:font-size-asian="10.5pt"/>
    </style:style>
    <style:style style:name="T22" style:family="text">
      <style:text-properties style:font-name="Liberation Serif1" fo:font-size="12pt" officeooo:rsid="001500d7" style:font-size-asian="10.5pt"/>
    </style:style>
    <style:style style:name="T23" style:family="text">
      <style:text-properties style:font-name="Liberation Serif1" fo:font-size="12pt" officeooo:rsid="00105a71" style:font-size-asian="10.5pt"/>
    </style:style>
    <style:style style:name="T24" style:family="text">
      <style:text-properties style:font-name="Liberation Serif1" fo:font-size="12pt" officeooo:rsid="001263e6" style:font-size-asian="10.5pt"/>
    </style:style>
    <style:style style:name="T25" style:family="text">
      <style:text-properties style:font-name="Liberation Serif1" fo:font-size="12pt" officeooo:rsid="0016d794" style:font-size-asian="10.5pt"/>
    </style:style>
    <style:style style:name="T26" style:family="text">
      <style:text-properties style:font-name="Liberation Serif1" fo:font-size="12pt" officeooo:rsid="0017b144" style:font-size-asian="10.5pt"/>
    </style:style>
    <style:style style:name="T27" style:family="text">
      <style:text-properties style:font-name="Liberation Serif1" fo:font-size="12pt" officeooo:rsid="00161b24" style:font-size-asian="10.5pt"/>
    </style:style>
    <style:style style:name="T28" style:family="text">
      <style:text-properties style:font-name="Liberation Serif1" fo:font-size="12pt" officeooo:rsid="00186b4d" style:font-size-asian="10.5pt"/>
    </style:style>
    <style:style style:name="T29" style:family="text">
      <style:text-properties officeooo:rsid="0016d794"/>
    </style:style>
    <style:style style:name="T30" style:family="text">
      <style:text-properties fo:font-weight="bold" style:font-size-asian="10.5pt"/>
    </style:style>
    <style:style style:name="T31" style:family="text">
      <style:text-properties officeooo:rsid="001680b1"/>
    </style:style>
    <style:style style:name="T32" style:family="text">
      <style:text-properties officeooo:rsid="00092f25"/>
    </style:style>
    <style:style style:name="T33" style:family="text">
      <style:text-properties officeooo:rsid="00186b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 folks,</text:p>
      <text:p text:style-name="P1"/>
      <text:p text:style-name="P1">I have a short history that involves USAAF’s Liberators from the 485<text:span text:style-name="T1">th</text:span> Bombardment Group (Heavy), their fine airmen, and the Royal Romanian Air Force’<text:span text:style-name="T33">s</text:span> 1<text:span text:style-name="T1">st</text:span> Fighter Group (Grupul 1 Vanatoare), and also their fine aviators. The main reason I reasearched this piece of WW2 history <text:span text:style-name="T33">is</text:span> centered around the still fairly unknown fact that the Romanian fighter pilots played a crucial role in the defense of Romania, and, implicitly by doing so, they also played a key role in defending Third Reich’s oil supply. But the emphasis here is that Romanian aviators and their IAR-80/81 fighters were not Germans in Focke Wulf 190s, and those Bf-109G they also flew were not German Gustavs (some of those Romanian G’s were manufactured under license at IAR Brasov, <text:span text:style-name="T33">Romania</text:span>).</text:p>
      <text:p text:style-name="P1"/>
      <text:p text:style-name="P1">Two days ago I found myself stricke<text:span text:style-name="T13">n</text:span> at home with the flu, and since sometimes “working from home” has its benefits, I found myself eyeing an Amazon sale on an Airfix B-24H Liberator, and decided to check the versions available in the box – <text:span text:style-name="T13">there are </text:span>two of them, one for the 8<text:span text:style-name="T1">th</text:span> Air Force in England, and another for the 485<text:span text:style-name="T1">th</text:span> BG based at Venosa, Italy, <text:span text:style-name="T13">with the 15</text:span><text:span text:style-name="T2">th</text:span><text:span text:style-name="T13"> Air Force</text:span> – great options for me, since I am British-Romanian! <text:span text:style-name="T13">Got the kit, and now I am trying to find out more about the 15</text:span><text:span text:style-name="T2">th</text:span><text:span text:style-name="T13"> AF version: B-24H (FO: Ford manufactured) Liberator 42-52699 “Valiant Lady” of the 831</text:span><text:span text:style-name="T2">st</text:span><text:span text:style-name="T13"> BS, 845</text:span><text:span text:style-name="T2">th</text:span><text:span text:style-name="T13"> BG. I found some photos of her, I found the tragic story of her crash in January 1945, but not much else in terms of mission reports etc, so if you have any info on her missions to Romania, that would be very much appreciated! The bombardment group itself went to Romania 11 times between May and end of August 1944, and I know “Valiant Lady” was an initial aircraft that saw initial deployment end of April 1944, so I am guessing she’d have gone to at least half of those missions, give or take the usual MTO Liberator mission availability.</text:span></text:p>
      <text:p text:style-name="P1"/>
      <text:p text:style-name="P2"><text:span text:style-name="T33">Alas</text:span>, I kept researching the 485<text:span text:style-name="T1">th</text:span> BG’s missions to Romania, and, having already known that 28 June 1944 was a tough day for the Romanian defenders, I looked into that day. <text:span text:style-name="T14">Target for that day, Bucharest – Titan-Malaxa oil refinery, Mogosoaia oil depots, and adjacent buildings, railroad junctions, Chitila railroad depot, with large number of bombs dropped over the city centre, over civilian neighbourhoods. 485</text:span><text:span text:style-name="T10">th</text:span><text:span text:style-name="T14"> was one of the BGs assigned for that day:</text:span></text:p>
      <text:p text:style-name="P4"/>
      <text:p text:style-name="P4"><text:span text:style-name="T15">- 485</text:span><text:span text:style-name="T3">th</text:span><text:span text:style-name="T15"> BG escorted by 325</text:span><text:span text:style-name="T3">th</text:span><text:span text:style-name="T15"> FG (“Checkertail Clan”) with aerial battles S/SW of Bucharest, main air battle between USAAF 325</text:span><text:span text:style-name="T3">th</text:span><text:span text:style-name="T15"> FG and Royal Romanian Air Force or RRAF 1</text:span><text:span text:style-name="T3">st</text:span><text:span text:style-name="T15"> Fighter Group (USAAF 31</text:span><text:span text:style-name="T3">st</text:span><text:span text:style-name="T15"> and 52</text:span><text:span text:style-name="T3">nd</text:span><text:span text:style-name="T15"> Fighter Groups also provided cover, but with minimal contact with Romanian fighters)</text:span></text:p>
      <text:p text:style-name="P4"><text:span text:style-name="T15">- RRAF’s </text:span><text:span text:style-name="T17">1</text:span><text:span text:style-name="T4">st</text:span><text:span text:style-name="T17"> Fighter Group scrambled its 17 IAR-</text:span><text:span text:style-name="T18">80/81</text:span><text:span text:style-name="T17"> and intercepted a </text:span><text:span text:style-name="T27">large</text:span><text:span text:style-name="T17"> bomber formation and attacked it, while trying to avoid the </text:span><text:span text:style-name="T19">escorting </text:span><text:span text:style-name="T17">Mustangs. Three </text:span><text:span text:style-name="T20">B-24s and </text:span><text:span text:style-name="T17">B-17s </text:span><text:span text:style-name="T27">(sic)</text:span><text:span text:style-name="T17"> were </text:span><text:span text:style-name="T19">claimed </text:span><text:span text:style-name="T17">shot down </text:span><text:span text:style-name="T19">by RRAF pilots</text:span><text:span text:style-name="T17">: </text:span><text:span text:style-name="T20">one B-24 shot down by Capt. Constantin Georgescu, another by adj. Virgil Anghelescu, with the B-17 being </text:span><text:span text:style-name="T21">claimed </text:span><text:span text:style-name="T20">shot down by Slt. Av. Petre Mihailescu. </text:span><text:span text:style-name="T17">Also, </text:span><text:span text:style-name="T27">A</text:span><text:span text:style-name="T17">dj. </text:span><text:span text:style-name="T27">A</text:span><text:span text:style-name="T17">v. Sava </text:span><text:span text:style-name="T27">Zisu</text:span><text:span text:style-name="T17"> claimed a P-51, which remain</text:span><text:span text:style-name="T18">s</text:span><text:span text:style-name="T17"> probable </text:span><text:span text:style-name="T18">to this day</text:span><text:span text:style-name="T17">. This is the only case when a IAR-80 pilot claimed a Mustang </text:span><text:span text:style-name="T22">(though US records don’t show any loss on that day </text:span><text:a xlink:type="simple" xlink:href="http://raf-112-squadron.org/325thfghonor_roll.html" text:style-name="Internet_20_link" text:visited-style-name="Visited_20_Internet_20_Link"><text:span text:style-name="T22">http://raf-112-squadron.org/325thfghonor_roll.html</text:span></text:a><text:span text:style-name="T22">)</text:span></text:p>
      <text:p text:style-name="P4"><text:span text:style-name="T22">- </text:span><text:span text:style-name="T23">USAAF records confirm the loss of three B-24s, all belonging to the 485</text:span><text:span text:style-name="T5">th</text:span><text:span text:style-name="T23"> BG that </text:span><text:span text:style-name="T22">(at least one)</text:span><text:span text:style-name="T23"> fell in the vicinity of Vlasca County:</text:span></text:p>
      <text:p text:style-name="P4"><text:span text:style-name="T23">- </text:span><text:span text:style-name="T21">B-24G </text:span><text:span text:style-name="T23">42-78147 “</text:span><text:span text:style-name="T21">Nudist Kay”</text:span><text:span text:style-name="T23"> </text:span><text:span text:style-name="T24">of 830</text:span><text:span text:style-name="T6">th</text:span><text:span text:style-name="T24"> BS </text:span><text:span text:style-name="T21">of Lt. </text:span><text:span text:style-name="T25">Ivan Tyler</text:span><text:span text:style-name="T21">, 7 KIA </text:span><text:span text:style-name="T25">(crashed in Vlasca County, near Talpa Vlascoveni; two of the three survivors were picked up by </text:span><text:span text:style-name="T27">A</text:span><text:span text:style-name="T25">v. Nicolae Ianculescu, and were sent to Bucharest, the third one </text:span><text:span text:style-name="T26">being</text:span><text:span text:style-name="T25"> </text:span><text:span text:style-name="T26">arrested</text:span><text:span text:style-name="T25"> by the Romanian Gendarmerie, and sent to the </text:span><text:span text:style-name="T26">Romanian Army </text:span><text:span text:style-name="T25">General Staff HQ);</text:span></text:p>
      <text:p text:style-name="P4"><text:span text:style-name="T21">- </text:span><text:span text:style-name="T24">B-24G code BX 42-78122 of 831</text:span><text:span text:style-name="T6">st</text:span><text:span text:style-name="T24"> BS </text:span><text:span text:style-name="T22">of Lt. Robert F. Sloan </text:span><text:span text:style-name="T24">with </text:span>2 men seen bailing out, 1 chute opened. w/Lt. E. A. LaMar <text:a xlink:type="simple" xlink:href="https://aviationarchaeology.com/listPages/airforce/asp/AF_MACR_1944Jun.asp" text:style-name="Internet_20_link" text:visited-style-name="Visited_20_Internet_20_Link">https://aviationarchaeology.com/listPages/airforce/asp/AF_MACR_1944Jun.asp</text:a>; <text:span text:style-name="T29">Romanian records indicate no survivors, with eight airmen buried in the Epuresti cemetery;</text:span></text:p>
      <text:p text:style-name="P4"><text:soft-page-break/><text:span text:style-name="T16">- B-24H code RJ 42-52701 “Miss Yankee Rebel” of 828</text:span><text:span text:style-name="T9">th</text:span><text:span text:style-name="T16"> BS of Lt. Crouchley – eventually crash landed near Plovdiv, Bulgaria, 1 KIA (Lt. Crouchley), and 9 POW</text:span></text:p>
      <text:p text:style-name="P2"><text:a xlink:type="simple" xlink:href="https://www.americanairmuseum.com/archive/aircraft/42-52701?page=1" text:style-name="Internet_20_link" text:visited-style-name="Visited_20_Internet_20_Link"><text:span text:style-name="T16">https://www.americanairmuseum.com/archive/aircraft/42-52701?page=1</text:span></text:a></text:p>
      <text:p text:style-name="P2"/>
      <text:p text:style-name="P2"><text:span text:style-name="T17">The </text:span><text:span text:style-name="T21">Romanian 1</text:span><text:span text:style-name="T7">st</text:span><text:span text:style-name="T21"> Fighter G</text:span><text:span text:style-name="T17">roup lost </text:span><text:span text:style-name="T21">C</text:span><text:span text:style-name="T17">pt. </text:span><text:span text:style-name="T21">A</text:span><text:span text:style-name="T17">v. </text:span><text:span text:style-name="T20">Parsifal </text:span><text:span text:style-name="T17">Stefanescu </text:span><text:span text:style-name="T20">(IAR-81C </text:span><text:span text:style-name="T28">tail </text:span><text:span text:style-name="T20">serial 228)</text:span><text:span text:style-name="T17"> and </text:span><text:span text:style-name="T28">A</text:span><text:span text:style-name="T17">dj. </text:span><text:span text:style-name="T21">A</text:span><text:span text:style-name="T17">v. </text:span><text:span text:style-name="T20">Gheorge </text:span><text:span text:style-name="T17">Prasinopol </text:span><text:span text:style-name="T20">(IAR-81C </text:span><text:span text:style-name="T28">tail </text:span><text:span text:style-name="T20">serial 359), both being shot down in a dogfight with </text:span><text:span text:style-name="T27">the</text:span><text:span text:style-name="T20"> 325</text:span><text:span text:style-name="T8">th</text:span><text:span text:style-name="T20"> FG’s Lts Barrie Davis and Wayne Lowry (</text:span><text:span text:style-name="T27">Lowry</text:span><text:span text:style-name="T20"> shot down Lt. Ion Dobran on May 6, </text:span><text:span text:style-name="T27">same air battle when Dobran badly damaged Davis’s Mustang</text:span><text:span text:style-name="T20">), both USAA</text:span><text:span text:style-name="T27">F</text:span><text:span text:style-name="T20"> airmen claiming the victories as </text:span><text:span text:style-name="T27">German</text:span><text:span text:style-name="T20"> Focke Wulf 190s, a common misidentification for the Romanian IAR-80/81.</text:span></text:p>
      <text:p text:style-name="P2"><text:span text:style-name="T20"/></text:p>
      <text:p text:style-name="P5"><text:span text:style-name="T31">485</text:span><text:span text:style-name="T11">th</text:span><text:span text:style-name="T31"> BG </text:span>Missions to Romania</text:p>
      <text:p text:style-name="P8"/>
      <text:p text:style-name="P8"><text:span text:style-name="T15">R</text:span>eference: <text:a xlink:type="simple" xlink:href="https://www.485thbg.org/Missions/Missions.html" text:style-name="Internet_20_link" text:visited-style-name="Visited_20_Internet_20_Link">https://www.485thbg.org/Missions/Missions.html</text:a></text:p>
      <text:p text:style-name="P8"/>
      <text:p text:style-name="P7">The 485<text:span text:style-name="T1">th</text:span> Bomb Group executed 11 missions to Romania while deployed to Venosa, Italy:</text:p>
      <text:p text:style-name="P8"/>
      <text:p text:style-name="P8">- no 16 31 May Ploesti, Redeventa Refinery</text:p>
      <text:p text:style-name="P8">- no 17 <text:s text:c="2"/>2 Jun <text:s/>Cluj, Marshalling Yards</text:p>
      <text:p text:style-name="P8">- no 20 <text:s text:c="2"/>6 Jun <text:s/>Ploesti, Dacia Oil Refinery</text:p>
      <text:p text:style-name="P8">- no 29 23 Jun <text:s/>Guirgiu, <text:span text:style-name="T15">Giu</text:span>rgiu Oil Installations</text:p>
      <text:p text:style-name="P8">- <text:span text:style-name="T30">no 32 28 Jun <text:s/>Bucharest, Titan-Malaxa Oil Refinery</text:span></text:p>
      <text:p text:style-name="P8">- no 35 <text:s text:c="2"/>3 Jul <text:s text:c="2"/>Timisoara, Marshalling Yards</text:p>
      <text:p text:style-name="P8">- no 43 15 Jul <text:s text:c="2"/>Ploesti, Sperantza Oil Refinery</text:p>
      <text:p text:style-name="P8">- no 47 22 Jul <text:s text:c="2"/>Ploesti, Americano Oil Refinery</text:p>
      <text:p text:style-name="P8">- no 51 28 Jul <text:s text:c="2"/>Ploesti, Standard Oil Refinery</text:p>
      <text:p text:style-name="P8">- no 58 10 Aug Ploesti, Atro Oil Refinery</text:p>
      <text:p text:style-name="P3"><text:span text:style-name="T20">- no 64 18 Aug Ploesti, Americano Oil Refinery</text:span></text:p>
      <text:p text:style-name="P3"><text:span text:style-name="T20"/></text:p>
      <text:p text:style-name="P6">Consolidated/Ford B-24H Liberator “Valiant Lady”</text:p>
      <text:p text:style-name="P8"/>
      <text:p text:style-name="P8">- Type: Consolidated/Ford B-24H-15-FO Liberator</text:p>
      <text:p text:style-name="P8">- Serial Number: 42-52699</text:p>
      <text:p text:style-name="P8">- Nickname: Valiant Lady</text:p>
      <text:p text:style-name="P8">- Unit: 831st Bomb Squadron, 485th Bomb Group, 15th Air Force (USAAF)</text:p>
      <text:p text:style-name="P8">- Base: Venosa, Italy</text:p>
      <text:p text:style-name="P8">- <text:span text:style-name="T32">In theatre: original deployment, 30 April 1944</text:span></text:p>
      <text:p text:style-name="P8">- Lost on 20 January 1945 after a mission to Linz, Austria; ditched near Vis, Croatia</text:p>
      <text:p text:style-name="P8">- <text:span text:style-name="T32">Accident fatalities: 6 (pilot: Lt. John T. Dobler, stayed behind to pilot the aircraft while crew bailed out), no MACR</text:span></text:p>
      <text:p text:style-name="P8"/>
      <text:p text:style-name="P9"><text:span text:style-name="T31">Supplementary References:</text:span></text:p>
      <text:p text:style-name="P8"><text:span text:style-name="T31"><text:line-break/>- </text:span><text:a xlink:type="simple" xlink:href="https://www.americanairmuseum.com/archive/aircraft/42-52699" text:style-name="Internet_20_link" text:visited-style-name="Visited_20_Internet_20_Link"><text:span text:style-name="T31">https://www.americanairmuseum.com/archive/aircraft/42-52699</text:span></text:a></text:p>
      <text:p text:style-name="P3"><text:span text:style-name="T20">- </text:span><text:a xlink:type="simple" xlink:href="https://ca.forceswarrecords.com/memorial/529868676/john-t-dobler" text:style-name="Internet_20_link" text:visited-style-name="Visited_20_Internet_20_Link"><text:span text:style-name="T20">https://ca.forceswarrecords.com/memorial/529868676/john-t-dobler</text:span></text:a></text:p>
      <text:p text:style-name="P3"><text:span text:style-name="T20">- </text:span><text:a xlink:type="simple" xlink:href="http://raf-112-squadron.org/31stfghonor_roll43_44.html" text:style-name="Internet_20_link" text:visited-style-name="Visited_20_Internet_20_Link"><text:span text:style-name="T20">http://raf-112-squadron.org/31stfghonor_roll43_44.html</text:span></text:a></text:p>
      <text:p text:style-name="P3"><text:span text:style-name="T20">- </text:span><text:a xlink:type="simple" xlink:href="http://raf-112-squadron.org/52ndfghonor_roll42_43.html" text:style-name="Internet_20_link" text:visited-style-name="Visited_20_Internet_20_Link"><text:span text:style-name="T20">http://raf-112-squadron.org/52ndfghonor_roll42_43.html</text:span></text:a></text:p>
      <text:p text:style-name="P3"><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13T17:40:33.026058535</meta:creation-date>
    <dc:date>2025-12-13T18:28:57.354269523</dc:date>
    <meta:editing-duration>PT15M4S</meta:editing-duration>
    <meta:editing-cycles>2</meta:editing-cycles>
    <meta:generator>LibreOffice/6.0.7.3$Linux_X86_64 LibreOffice_project/00m0$Build-3</meta:generator>
    <meta:document-statistic meta:table-count="0" meta:image-count="0" meta:object-count="0" meta:page-count="2" meta:paragraph-count="40" meta:word-count="990" meta:character-count="6127" meta:non-whitespace-character-count="5154"/>
  </office:meta>
</office:document-meta>
</file>